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40315" officeooo:paragraph-rsid="00040315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paragraph-rsid="00040315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normal" officeooo:rsid="00040315" officeooo:paragraph-rsid="00040315" style:font-weight-asian="normal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weight="normal" officeooo:rsid="00040315" officeooo:paragraph-rsid="00051835" style:font-weight-asian="normal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fo:font-weight="normal" officeooo:rsid="00051835" officeooo:paragraph-rsid="00051835" style:font-weight-asian="normal" style:font-weight-complex="normal"/>
    </style:style>
    <style:style style:name="P8" style:family="paragraph" style:parent-style-name="Heading_20_2">
      <style:paragraph-properties fo:text-align="justify" style:justify-single-word="false"/>
      <style:text-properties officeooo:rsid="00051835" officeooo:paragraph-rsid="00051835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rsid="00051835" officeooo:paragraph-rsid="00051835"/>
    </style:style>
    <style:style style:name="P10" style:family="paragraph" style:parent-style-name="Text_20_body">
      <style:paragraph-properties fo:text-align="justify" style:justify-single-word="false"/>
      <style:text-properties officeooo:rsid="00051835" officeooo:paragraph-rsid="00051835"/>
    </style:style>
    <style:style style:name="P11" style:family="paragraph" style:parent-style-name="Text_20_body" style:list-style-name="L3">
      <style:paragraph-properties fo:text-align="justify" style:justify-single-word="false"/>
      <style:text-properties officeooo:rsid="0006dba3" officeooo:paragraph-rsid="0006dba3"/>
    </style:style>
    <style:style style:name="P12" style:family="paragraph" style:parent-style-name="Text_20_body" style:list-style-name="L3">
      <style:paragraph-properties fo:text-align="justify" style:justify-single-word="false"/>
      <style:text-properties fo:font-weight="normal" officeooo:rsid="0006dba3" officeooo:paragraph-rsid="0006dba3" style:font-weight-asian="normal" style:font-weight-complex="normal"/>
    </style:style>
    <style:style style:name="P13" style:family="paragraph" style:parent-style-name="Heading_20_2">
      <style:paragraph-properties fo:text-align="justify" style:justify-single-word="false"/>
      <style:text-properties officeooo:rsid="0006dba3" officeooo:paragraph-rsid="0006dba3"/>
    </style:style>
    <style:style style:name="P14" style:family="paragraph" style:parent-style-name="Text_20_body" style:list-style-name="L4">
      <style:paragraph-properties fo:text-align="justify" style:justify-single-word="false"/>
      <style:text-properties officeooo:rsid="0006dba3" officeooo:paragraph-rsid="0006dba3"/>
    </style:style>
    <style:style style:name="T1" style:family="text">
      <style:text-properties officeooo:rsid="000403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officeooo:rsid="00040315" style:font-weight-asian="bold" style:font-weight-complex="bold"/>
    </style:style>
    <style:style style:name="T5" style:family="text">
      <style:text-properties fo:font-weight="normal" officeooo:rsid="00040315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86f2f"/>
    </style:style>
    <style:style style:name="T8" style:family="text">
      <style:text-properties fo:font-weight="bold" officeooo:rsid="00086f2f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1_604902457"/><text:span text:style-name="T1">1.1 </text:span>Od wojny krymskiej do zjednoczenia Włoch<text:bookmark-end text:name="__DdeLink__1_604902457"/></text:h>
      <text:h text:style-name="P2" text:outline-level="2">1. Wojna krymska I jej następstwa</text:h>
      <text:list text:style-name="L1">
        <text:list-item>
          <text:p text:style-name="P3">W połowie <text:span text:style-name="T2">XIX w. </text:span><text:span text:style-name="T3">Rosja dążyła do rozszerzenia wpływów na ­Półwyspie Bałkańskim oraz regionie Morza Czarnego.</text:span></text:p>
        </text:list-item>
        <text:list-item>
          <text:p text:style-name="P4"><text:span text:style-name="T4">Panslawizm</text:span><text:span text:style-name="T5"> – ideologia mówiąca o zjednoczeniu wszystkich Słowian pod wodzą Rosji.</text:span></text:p>
        </text:list-item>
        <text:list-item>
          <text:p text:style-name="P5">W obronie Turcji stanęły Wielka Brytania, Francja i Królestwo Sardynii.</text:p>
        </text:list-item>
        <text:list-item>
          <text:p text:style-name="P4"><text:span text:style-name="T4">1855 r.</text:span><text:span text:style-name="T5"> – oblężenie i zdobycie </text:span><text:span text:style-name="T4">Sewastopola</text:span><text:span text:style-name="T5">, przegrana Rosji, niedługo potem nagła śmierć cara Mikołaja I.</text:span></text:p>
        </text:list-item>
        <text:list-item>
          <text:p text:style-name="P5"><text:span text:style-name="T2">1856 r.</text:span> – traktat pokojowy w <text:span text:style-name="T2">Paryżu</text:span>:</text:p>
          <text:list>
            <text:list-item>
              <text:p text:style-name="P6">Turcja zachowała dotychczasowe posiadłości na Bałkanach,</text:p>
            </text:list-item>
            <text:list-item>
              <text:p text:style-name="P6">Serbia, Mołdawia I Wołoszczyzna zyskały w ramach państwa tureckiego szeroką autonomię.</text:p>
            </text:list-item>
          </text:list>
        </text:list-item>
        <text:list-item>
          <text:p text:style-name="P7">Klęska Rosji znacznie osłabiła jej pozycję na arenie międzynarodowej, co zmusiło Aleksandra II do przeprowadzenia reform i liberalizacji polityki wewnętrznej. Okres tych reform nazwano <text:span text:style-name="T2">odwilżą</text:span> albo <text:span text:style-name="T2">wiosną posewastopolską.</text:span></text:p>
        </text:list-item>
      </text:list>
      <text:h text:style-name="P8" text:outline-level="2">2. Plany zjednoczenia Włoch</text:h>
      <text:list text:style-name="L2">
        <text:list-item>
          <text:p text:style-name="P9">Przeciwko zjednoczeniu Włoch opowiadała się przede wszystkim <text:span text:style-name="T2">Austria</text:span>, które podczas kongresu wiedeńskiego otrzymała północne ziemie włoskie.</text:p>
        </text:list-item>
        <text:list-item>
          <text:p text:style-name="P9">Najważniejszym z państw włoskich było <text:span text:style-name="T2">Królestwo Sardynii</text:span> (Piemont).</text:p>
        </text:list-item>
        <text:list-item>
          <text:p text:style-name="P9">Sardyński premier <text:span text:style-name="T2">Camillo Cavour</text:span> dążył do zjednoczenia północy Włoch pod patronatem króla <text:span text:style-name="T2">Wiktora Emanuela II</text:span>, ale by tego dokonąć musiał pokonać Austrię, na co Sardynia była zbyt słaba. Szansę na to jednak dał sojusz z potężną <text:span text:style-name="T2">Francją</text:span>, która go wsparła w zamian za ustępstwa terytorialne.</text:p>
        </text:list-item>
        <text:list-item>
          <text:p text:style-name="P9">Podobne (niezależne) działania prowadził już od Wiosny Ludów włoski rewolucjonista i działacz niepodległościowy <text:span text:style-name="T2">Giuseppe Garibaldi</text:span>.</text:p>
        </text:list-item>
      </text:list>
      <text:h text:style-name="P8" text:outline-level="2"/>
      <text:p text:style-name="P10"/>
      <text:p text:style-name="P10"/>
      <text:p text:style-name="P10"/>
      <text:h text:style-name="P8" text:outline-level="2"><text:soft-page-break/>3. Wojna z Austrią i jej skutki</text:h>
      <text:list text:style-name="L3">
        <text:list-item>
          <text:p text:style-name="P11"><text:span text:style-name="T2">1859 r.</text:span> – Atak <text:span text:style-name="T2">Austrii</text:span> na <text:span text:style-name="T2">Królestwo Sardynii</text:span>, pomoc <text:span text:style-name="T2">Francji</text:span>, klęska wojsk austriackich w bitwach pod <text:span text:style-name="T2">Magentą</text:span> i <text:span text:style-name="T2">Solferino</text:span><text:span text:style-name="T3">. Odebraną Austriakom podczas walk </text:span><text:span text:style-name="T2">Lombardię</text:span><text:span text:style-name="T3"> Francuzi przekazali Piemontowi.</text:span></text:p>
        </text:list-item>
        <text:list-item>
          <text:p text:style-name="P12">Państwo Kościelne ograniczono do Rzymu i okolicy, dzięki pomocy Francji zachowało ono czasowo niezależność.</text:p>
        </text:list-item>
        <text:list-item>
          <text:p text:style-name="P12"><text:span text:style-name="T2">1859 r.</text:span> – <text:span text:style-name="T6">wyprawa tysiąca czerwonych koszul</text:span>: powstanie przeciwko władcy <text:span text:style-name="T2">Królestwa Obojga Sycylii</text:span>, zorganizowane przez Garibaldiego. Bojownicy wylądowali na Sycylii i szybko ją opanowali, a potem przeprawili się na półwysep i ruszyli na Neapol</text:p>
        </text:list-item>
      </text:list>
      <text:h text:style-name="P13" text:outline-level="2">4. Zjednoczenie Włoch</text:h>
      <text:list text:style-name="L4">
        <text:list-item>
          <text:p text:style-name="P14"><text:span text:style-name="T2">1861 r.</text:span> – ogłoszenie przez pierwszy ogólnowłoski parlament powstania <text:span text:style-name="T2">Królestwa Włoch</text:span>. Królem został <text:span text:style-name="T2">Wiktor Emanuel II</text:span>, a premierem <text:span text:style-name="T2">Camillo Cavour</text:span>. Państwo to nie obejmowało Wenecji i Rzymu.</text:p>
        </text:list-item>
        <text:list-item>
          <text:p text:style-name="P14"><text:span text:style-name="T2">1866 r.</text:span> – w czasie wojny prusko-austriackiej, włosi wykorzystali sprzyjającą sytuację międzynarodową i opowiedzieli się po stronie Prus. Na skutek klęski Austrii, przyłączyli do kraju Wenecję.</text:p>
        </text:list-item>
        <text:list-item>
          <text:p text:style-name="P14"><text:span text:style-name="T2">1870 r.</text:span> – <text:span text:style-name="T7">zdobycie </text:span><text:span text:style-name="T8">Rzymu</text:span><text:span text:style-name="T7"> w czasie konfliku francusko-pruskiego. Mimo prostestów papieża Piusa IX mieszkańcy Państwa Kościelnego poparli zjednoczenie, a posiadłości papieskie ograniczono zaledwie do Watykanu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" loext:transliteration-spellout="title GBP" number:transliteration-language="pl" number:transliteration-country="PL">
      <number:number number:decimal-places="0" number:min-decimal-places="0" number:min-integer-digits="1"/>
    </number:number-style>
    <number:number-style style:name="N107" loext:transliteration-spellout="title GBP" number:transliteration-language="pl" number:transliteration-country="PL">
      <number:number number:decimal-places="2" number:min-decimal-places="2" number:min-integer-digits="1"/>
    </number:number-style>
    <number:number-style style:name="N108" loext:transliteration-spellout="upper GBP" number:transliteration-language="pl" number:transliteration-country="PL">
      <number:number number:decimal-places="0" number:min-decimal-places="0" number:min-integer-digits="1"/>
    </number:number-style>
    <number:number-style style:name="N109" loext:transliteration-spellout="upper GBP" number:transliteration-language="pl" number:transliteration-country="PL">
      <number:number number:decimal-places="2" number:min-decimal-places="2" number:min-integer-digits="1"/>
    </number:number-style>
    <number:number-style style:name="N11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currency-style style:name="N112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 loext:transliteration-spellout="cardinal" number:transliteration-language="pl" number:transliteration-country="PL">
      <number:number number:decimal-places="0" number:min-decimal-places="0" number:min-integer-digits="1"/>
    </number:number-style>
    <number:number-style style:name="N115" loext:transliteration-spellout="capitalize cardinal" number:transliteration-language="pl" number:transliteration-country="PL">
      <number:number number:decimal-places="0" number:min-decimal-places="0" number:min-integer-digits="1"/>
    </number:number-style>
    <number:number-style style:name="N116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17" loext:transliteration-spellout="upper cardinal" number:transliteration-language="pl" number:transliteration-country="PL">
      <number:number number:decimal-places="0" number:min-decimal-places="0" number:min-integer-digits="1"/>
    </number:number-style>
    <number:number-style style:name="N118">
      <number:scientific-number number:decimal-places="2" number:min-decimal-places="2" number:min-integer-digits="1" number:min-exponent-digits="2" number:exponent-interval="3" number:forced-exponent-sign="true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0:03:11.505068373</meta:creation-date>
    <dc:date>2025-09-20T20:38:13.543406859</dc:date>
    <meta:editing-duration>PT2M45S</meta:editing-duration>
    <meta:editing-cycles>2</meta:editing-cycles>
    <meta:generator>LibreOffice/25.8.1.1$Linux_X86_64 LibreOffice_project/580$Build-1</meta:generator>
    <meta:print-date>2025-09-20T20:37:54.669439291</meta:print-date>
    <meta:document-statistic meta:table-count="0" meta:image-count="0" meta:object-count="0" meta:page-count="2" meta:paragraph-count="23" meta:word-count="381" meta:character-count="2698" meta:non-whitespace-character-count="2351"/>
  </office:meta>
</office:document-meta>
</file>